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2000014E0000278500000FCD1AAA7F3A.wmf" manifest:media-type=""/>
  <manifest:file-entry manifest:full-path="Pictures/TablePreview9.svm" manifest:media-type=""/>
  <manifest:file-entry manifest:full-path="Pictures/20000064000046F3000026E5635FEAC6.wmf" manifest:media-type=""/>
  <manifest:file-entry manifest:full-path="Pictures/20000032000046DF000026F05A0708B8.wmf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20000031000046F3000026E5A0EE2C06.wmf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6.svm" manifest:media-type=""/>
  <manifest:file-entry manifest:full-path="Pictures/2000013E00003F82000014269911B491.wmf" manifest:media-type=""/>
  <manifest:file-entry manifest:full-path="Pictures/200001F700003C1C000013127D85661D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Pictures/20000031000046F3000026E58EC802C1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3.348cm" fo:min-width="13.00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82cm"/>
    </style:style>
    <style:style style:name="ro4" style:family="table-row">
      <style:table-row-properties style:row-height="1.948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736cm"/>
    </style:style>
    <style:style style:name="ro8" style:family="table-row">
      <style:table-row-properties style:row-height="0.937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93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9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4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0" style:family="paragraph">
      <style:paragraph-properties fo:margin-top="0cm" fo:margin-bottom="0cm" fo:line-height="100%" fo:text-align="start" style:writing-mode="lr-tb"/>
    </style:style>
    <style:style style:name="P6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5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15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15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15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15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200001F700003C1C000013127D85661D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1" draw:layer="layout" svg:width="6.799cm" svg:height="6.001cm" svg:x="18.001cm" svg:y="10.773cm">
          <text:p text:style-name="P12"><text:span text:style-name="T5"/></text:p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24">laufender Prozess auf ein Ereignis wartet</text:span></text:p>
                      </text:list-item>
                      <text:list-item>
                        <text:p text:style-name="P24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5" draw:layer="layout" svg:x1="21.202cm" svg:y1="13.974cm" svg:x2="21.4cm" svg:y2="10.772cm">
          <text:p/>
        </draw:line>
        <draw:line draw:name="Gerade Verbindung 10" draw:style-name="gr11" draw:text-style-name="P25" draw:layer="layout" svg:x1="21.202cm" svg:y1="13.974cm" svg:x2="23.808cm" svg:y2="11.65cm">
          <text:p/>
        </draw:line>
        <draw:line draw:name="Gerade Verbindung 12" draw:style-name="gr11" draw:text-style-name="P25" draw:layer="layout" svg:x1="21.202cm" svg:y1="13.974cm" svg:x2="24.8cm" svg:y2="13.771cm">
          <text:p/>
        </draw:line>
        <draw:line draw:name="Gerade Verbindung 14" draw:style-name="gr11" draw:text-style-name="P25" draw:layer="layout" svg:x1="21.202cm" svg:y1="13.974cm" svg:x2="23.808cm" svg:y2="15.892cm">
          <text:p/>
        </draw:line>
        <draw:line draw:name="Gerade Verbindung 16" draw:style-name="gr11" draw:text-style-name="P25" draw:layer="layout" svg:x1="21.202cm" svg:y1="13.974cm" svg:x2="21.4cm" svg:y2="16.774cm">
          <text:p/>
        </draw:line>
        <draw:line draw:name="Gerade Verbindung 18" draw:style-name="gr11" draw:text-style-name="P25" draw:layer="layout" svg:x1="21.202cm" svg:y1="13.974cm" svg:x2="18.997cm" svg:y2="15.892cm">
          <text:p/>
        </draw:line>
        <draw:line draw:name="Gerade Verbindung 20" draw:style-name="gr11" draw:text-style-name="P25" draw:layer="layout" svg:x1="21.202cm" svg:y1="13.974cm" svg:x2="18cm" svg:y2="13.771cm">
          <text:p/>
        </draw:line>
        <draw:line draw:name="Gerade Verbindung 22" draw:style-name="gr11" draw:text-style-name="P25" draw:layer="layout" svg:x1="21.202cm" svg:y1="13.974cm" svg:x2="18.997cm" svg:y2="11.65cm">
          <text:p/>
        </draw:line>
        <draw:custom-shape draw:name="Textfeld 26" draw:style-name="gr12" draw:text-style-name="P1" draw:layer="layout" svg:width="1.198cm" svg:height="0.927cm" svg:x="21.972cm" svg:y="11.372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3.174cm" svg:y="12.572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3.375cm" svg:y="14.173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1.972cm" svg:y="15.372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20.173cm" svg:y="15.372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8.974cm" svg:y="13.974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8.773cm" svg:y="12.634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9.772cm" svg:y="11.571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28" draw:layer="layout" svg:width="13.501cm" svg:height="3.597cm" svg:x="2.099cm" svg:y="12.325cm">
          <text:p text:style-name="P26"><text:span text:style-name="T17"/></text:p>
          <text:list text:style-name="L9">
            <text:list-item>
              <text:p text:style-name="P27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9.673cm" svg:y="17.073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29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1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0"><text:span text:style-name="T25">Effizienz</text:span><text:span text:style-name="T21">:</text:span></text:p>
                    <text:list>
                      <text:list-item>
                        <text:p text:style-name="P31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0"><text:span text:style-name="T25">Antwortzeit</text:span><text:span text:style-name="T21">: </text:span></text:p>
                    <text:list>
                      <text:list-item>
                        <text:p text:style-name="P31"><text:span text:style-name="T24">Soll minimiert werden</text:span></text:p>
                      </text:list-item>
                    </text:list>
                  </text:list-item>
                  <text:list-item>
                    <text:p text:style-name="P30"><text:span text:style-name="T25">Verweilzeit (Durchlaufzeit)</text:span><text:span text:style-name="T21">:</text:span></text:p>
                    <text:list>
                      <text:list-item>
                        <text:p text:style-name="P31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0"><text:span text:style-name="T25">Durchsatz</text:span><text:span text:style-name="T21">:</text:span></text:p>
                    <text:list>
                      <text:list-item>
                        <text:p text:style-name="P31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0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1" draw:layer="layout" svg:width="3.809cm" svg:height="1.481cm" svg:x="3.1cm" svg:y="6.138cm">
            <text:p text:style-name="P32"><text:span text:style-name="T10">Batch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3.809cm" svg:height="1.481cm" svg:x="3.1cm" svg:y="9.313cm">
            <text:p text:style-name="P32"><text:span text:style-name="T10">Dialog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1" draw:layer="layout" svg:width="3.809cm" svg:height="1.481cm" svg:x="3.1cm" svg:y="12.912cm">
            <text:p text:style-name="P32"><text:span text:style-name="T10">Realtime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1" draw:layer="layout" svg:width="4.021cm" svg:height="1.692cm" svg:x="13.26cm" svg:y="4.445cm">
            <text:p text:style-name="P32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" draw:layer="layout" svg:width="4.021cm" svg:height="1.692cm" svg:x="17.07cm" svg:y="8.255cm">
            <text:p text:style-name="P32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" draw:layer="layout" svg:width="4.021cm" svg:height="1.692cm" svg:x="15.8cm" svg:y="12.7cm">
            <text:p text:style-name="P32"><text:span text:style-name="T10">CPU-</text:span></text:p>
            <text:p text:style-name="P32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" draw:layer="layout" svg:width="4.021cm" svg:height="1.692cm" svg:x="13.895cm" svg:y="14.605cm">
            <text:p text:style-name="P32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5" draw:text-style-name="P1" draw:layer="layout" svg:x1="6.91cm" svg:y1="6.561cm" svg:x2="13.26cm" svg:y2="5.503cm">
            <text:p/>
          </draw:line>
          <draw:line draw:name="Line 18" draw:style-name="gr16" draw:text-style-name="P1" draw:layer="layout" svg:x1="6.91cm" svg:y1="9.948cm" svg:x2="13.471cm" svg:y2="5.715cm">
            <text:p/>
          </draw:line>
          <draw:line draw:name="Line 19" draw:style-name="gr17" draw:text-style-name="P1" draw:layer="layout" svg:x1="6.91cm" svg:y1="13.335cm" svg:x2="13.895cm" svg:y2="5.926cm">
            <text:p/>
          </draw:line>
          <draw:line draw:name="Line 20" draw:style-name="gr15" draw:text-style-name="P1" draw:layer="layout" svg:x1="6.91cm" svg:y1="6.773cm" svg:x2="16.011cm" svg:y2="6.985cm">
            <text:p/>
          </draw:line>
          <draw:line draw:name="Line 21" draw:style-name="gr16" draw:text-style-name="P1" draw:layer="layout" svg:x1="6.91cm" svg:y1="10.16cm" svg:x2="16.223cm" svg:y2="7.196cm">
            <text:p/>
          </draw:line>
          <draw:line draw:name="Line 22" draw:style-name="gr17" draw:text-style-name="P1" draw:layer="layout" svg:x1="6.91cm" svg:y1="13.546cm" svg:x2="16.435cm" svg:y2="7.408cm">
            <text:p/>
          </draw:line>
          <draw:custom-shape draw:name="Oval 11" draw:style-name="gr14" draw:text-style-name="P1" draw:layer="layout" svg:width="4.021cm" svg:height="1.692cm" svg:x="16.012cm" svg:y="6.138cm">
            <text:p text:style-name="P32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5" draw:text-style-name="P1" draw:layer="layout" svg:x1="6.91cm" svg:y1="6.985cm" svg:x2="17.07cm" svg:y2="9.101cm">
            <text:p/>
          </draw:line>
          <draw:line draw:name="Line 24" draw:style-name="gr15" draw:text-style-name="P1" draw:layer="layout" svg:x1="6.91cm" svg:y1="7.196cm" svg:x2="16.646cm" svg:y2="11.218cm">
            <text:p/>
          </draw:line>
          <draw:custom-shape draw:name="Oval 13" draw:style-name="gr14" draw:text-style-name="P1" draw:layer="layout" svg:width="4.021cm" svg:height="1.692cm" svg:x="16.223cm" svg:y="10.583cm">
            <text:p text:style-name="P32"><text:span text:style-name="T10">Durchlauf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5" draw:text-style-name="P1" draw:layer="layout" svg:x1="6.91cm" svg:y1="7.408cm" svg:x2="16.011cm" svg:y2="13.123cm">
            <text:p/>
          </draw:line>
          <draw:line draw:name="Line 26" draw:style-name="gr17" draw:text-style-name="P1" draw:layer="layout" svg:x1="6.91cm" svg:y1="13.758cm" svg:x2="10.085cm" svg:y2="15.875cm">
            <text:p/>
          </draw:line>
          <draw:custom-shape draw:name="Oval 16" draw:style-name="gr14" draw:text-style-name="P1" draw:layer="layout" svg:width="4.021cm" svg:height="1.692cm" svg:x="9.662cm" svg:y="15.452cm">
            <text:p text:style-name="P32"><text:span text:style-name="T10">Vorher-</text:span></text:p>
            <text:p text:style-name="P32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6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07cm" svg:height="0.927cm" svg:x="20.103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15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3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1">Altes Verfahren, bei dem ein Prozess nicht unterbrochen wird, bis er fertig ist</text:span></text:p>
                  </text:list-item>
                  <text:list-item>
                    <text:p text:style-name="P34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4"><text:span text:style-name="T21">Beispiel: MS-DOS</text:span></text:p>
                  </text:list-item>
                </text:list>
              </text:list-item>
            </text:list>
            <text:p text:style-name="P35"><text:span text:style-name="T21"/></text:p>
            <text:list text:continue-numbering="true" text:style-name="L7">
              <text:list-item>
                <text:p text:style-name="P33"><text:span text:style-name="T23">Preemptive Scheduling </text:span><text:span text:style-name="T22">(verdrängend)</text:span></text:p>
                <text:list>
                  <text:list-item>
                    <text:p text:style-name="P34"><text:span text:style-name="T21">Auch Vorrangunterbrechung genannt</text:span></text:p>
                  </text:list-item>
                  <text:list-item>
                    <text:p text:style-name="P34"><text:span text:style-name="T21">Rechenbereite Prozesse werden suspendiert</text:span></text:p>
                  </text:list-item>
                  <text:list-item>
                    <text:p text:style-name="P34"><text:span text:style-name="T21">Geeignet für konkurrierende Benutzer</text:span></text:p>
                  </text:list-item>
                  <text:list-item>
                    <text:p text:style-name="P34"><text:span text:style-name="T21">Zeitscheibentechnik erforderlich</text:span></text:p>
                  </text:list-item>
                </text:list>
              </text:list-item>
            </text:list>
            <text:p text:style-name="P36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3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1">Nach der Reihenfolge des Eintreffens</text:span></text:p>
                  </text:list-item>
                </text:list>
              </text:list-item>
              <text:list-item>
                <text:p text:style-name="P33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4"><text:span text:style-name="T21">Prozess mit kürzester Bedienzeit als erstes</text:span></text:p>
                  </text:list-item>
                </text:list>
              </text:list-item>
              <text:list-item>
                <text:p text:style-name="P33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4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3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4"><text:span text:style-name="T21">Derartige Prozesse erhalten die CPU nie</text:span></text:p>
                  </text:list-item>
                  <text:list-item>
                    <text:p text:style-name="P34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 in interaktiven Prozesse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3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FCFS in Verbindung mit Zeitscheibe</text:span></text:p>
                  </text:list-item>
                  <text:list-item>
                    <text:p text:style-name="P34"><text:span text:style-name="T21">Leistung hängt von der Länge der Zeitscheibe ab</text:span></text:p>
                  </text:list-item>
                  <text:list-item>
                    <text:p text:style-name="P34"><text:span text:style-name="T21">Wichtig: Kontext-Switch kostet auch Zeit </text:span></text:p>
                  </text:list-item>
                  <text:list-item>
                    <text:p text:style-name="P34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4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3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37"><text:span text:style-name="T21">Prozess mit höchster Priorität als nächstes</text:span></text:p>
                  </text:list-item>
                  <text:list-item>
                    <text:p text:style-name="P37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37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15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 in interaktiven Prozesse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Zufällige Vergabe von CPU-Zeit </text:span></text:p>
                  </text:list-item>
                </text:list>
              </text:list-item>
              <text:list-item>
                <text:p text:style-name="P33"><text:span text:style-name="T22">Fair-Share-Scheduling</text:span></text:p>
                <text:list>
                  <text:list-item>
                    <text:p text:style-name="P34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3"><text:span text:style-name="T22">Meist wird eine Kombination mehrerer Verfahren verwendet</text:span></text:p>
                <text:list>
                  <text:list-item>
                    <text:p text:style-name="P34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3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>
          <draw:line draw:name="Line 7" draw:style-name="gr17" draw:text-style-name="P1" draw:layer="layout" svg:x1="11.641cm" svg:y1="11.734cm" svg:x2="14.816cm" svg:y2="11.738cm">
            <text:p/>
          </draw:line>
          <draw:custom-shape draw:name="Rectangle 12" draw:style-name="gr19" draw:text-style-name="P1" draw:layer="layout" svg:width="0.846cm" svg:height="0.634cm" svg:x="14.60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0.846cm" svg:height="0.634cm" svg:x="12.06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0.846cm" svg:height="0.634cm" svg:x="13.33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9" draw:text-style-name="P1" draw:layer="layout" svg:width="0.846cm" svg:height="0.634cm" svg:x="10.79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0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6.265cm" svg:height="0.843cm" svg:x="1.773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1" draw:text-style-name="P1" draw:layer="layout" svg:width="3.174cm" svg:height="1.904cm" svg:x="18.838cm" svg:y="13.048cm">
            <text:p text:style-name="P32"><text:span text:style-name="T3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7" draw:text-style-name="P1" draw:layer="layout" svg:x1="11.641cm" svg:y1="13.14cm" svg:x2="14.816cm" svg:y2="13.145cm">
            <text:p/>
          </draw:line>
          <draw:custom-shape draw:name="Rectangle 29" draw:style-name="gr19" draw:text-style-name="P1" draw:layer="layout" svg:width="0.846cm" svg:height="0.634cm" svg:x="14.60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9" draw:text-style-name="P1" draw:layer="layout" svg:width="0.846cm" svg:height="0.634cm" svg:x="12.06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9" draw:text-style-name="P1" draw:layer="layout" svg:width="0.846cm" svg:height="0.634cm" svg:x="13.33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9" draw:text-style-name="P1" draw:layer="layout" svg:width="0.846cm" svg:height="0.634cm" svg:x="10.79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7.238cm" svg:height="0.843cm" svg:x="1.7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7" draw:text-style-name="P1" draw:layer="layout" svg:x1="11.641cm" svg:y1="14.622cm" svg:x2="14.816cm" svg:y2="14.627cm">
            <text:p/>
          </draw:line>
          <draw:custom-shape draw:name="Rectangle 35" draw:style-name="gr19" draw:text-style-name="P1" draw:layer="layout" svg:width="0.846cm" svg:height="0.634cm" svg:x="14.60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9" draw:text-style-name="P1" draw:layer="layout" svg:width="0.846cm" svg:height="0.634cm" svg:x="12.06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9" draw:text-style-name="P1" draw:layer="layout" svg:width="0.846cm" svg:height="0.634cm" svg:x="13.33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9" draw:text-style-name="P1" draw:layer="layout" svg:width="0.846cm" svg:height="0.634cm" svg:x="10.79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7.332cm" svg:height="0.843cm" svg:x="1.718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7" draw:text-style-name="P1" draw:layer="layout" svg:x1="11.641cm" svg:y1="15.892cm" svg:x2="14.816cm" svg:y2="15.897cm">
            <text:p/>
          </draw:line>
          <draw:custom-shape draw:name="Rectangle 41" draw:style-name="gr19" draw:text-style-name="P1" draw:layer="layout" svg:width="0.846cm" svg:height="0.634cm" svg:x="14.60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9" draw:text-style-name="P1" draw:layer="layout" svg:width="0.846cm" svg:height="0.634cm" svg:x="12.06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9" draw:text-style-name="P1" draw:layer="layout" svg:width="0.846cm" svg:height="0.634cm" svg:x="13.33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9" draw:text-style-name="P1" draw:layer="layout" svg:width="0.846cm" svg:height="0.634cm" svg:x="10.79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8.635cm" svg:height="0.843cm" svg:x="1.642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0" draw:text-style-name="P1" draw:layer="layout" svg:x1="9.736cm" svg:y1="11.566cm" svg:x2="10.583cm" svg:y2="11.566cm">
            <text:p/>
          </draw:line>
          <draw:line draw:name="Line 47" draw:style-name="gr20" draw:text-style-name="P1" draw:layer="layout" svg:x1="9.736cm" svg:y1="13.048cm" svg:x2="10.583cm" svg:y2="13.048cm">
            <text:p/>
          </draw:line>
          <draw:line draw:name="Line 48" draw:style-name="gr20" draw:text-style-name="P1" draw:layer="layout" svg:x1="9.736cm" svg:y1="14.53cm" svg:x2="10.583cm" svg:y2="14.53cm">
            <text:p/>
          </draw:line>
          <draw:line draw:name="Line 49" draw:style-name="gr20" draw:text-style-name="P1" draw:layer="layout" svg:x1="9.736cm" svg:y1="15.8cm" svg:x2="10.583cm" svg:y2="15.8cm">
            <text:p/>
          </draw:line>
          <draw:line draw:name="Line 50" draw:style-name="gr20" draw:text-style-name="P1" draw:layer="layout" svg:x1="15.451cm" svg:y1="13.048cm" svg:x2="18.838cm" svg:y2="13.683cm">
            <text:p/>
          </draw:line>
          <draw:line draw:name="Line 51" draw:style-name="gr20" draw:text-style-name="P1" draw:layer="layout" svg:x1="15.451cm" svg:y1="14.53cm" svg:x2="18.838cm" svg:y2="14.106cm">
            <text:p/>
          </draw:line>
          <draw:line draw:name="Line 52" draw:style-name="gr20" draw:text-style-name="P1" draw:layer="layout" svg:x1="15.451cm" svg:y1="15.8cm" svg:x2="19.261cm" svg:y2="14.741cm">
            <text:p/>
          </draw:line>
          <draw:line draw:name="Line 53" draw:style-name="gr22" draw:text-style-name="P1" draw:layer="layout" svg:x1="22.648cm" svg:y1="13.895cm" svg:x2="22.648cm" svg:y2="17.07cm">
            <text:p/>
          </draw:line>
          <draw:line draw:name="Line 54" draw:style-name="gr22" draw:text-style-name="P1" draw:layer="layout" svg:x1="13.335cm" svg:y1="17.07cm" svg:x2="22.648cm" svg:y2="17.07cm">
            <text:p/>
          </draw:line>
          <draw:line draw:name="Line 55" draw:style-name="gr23" draw:text-style-name="P1" draw:layer="layout" svg:x1="13.335cm" svg:y1="17.07cm" svg:x2="13.335cm" svg:y2="16.223cm">
            <text:p/>
          </draw:line>
          <draw:line draw:name="Line 56" draw:style-name="gr20" draw:text-style-name="P1" draw:layer="layout" svg:x1="22.013cm" svg:y1="13.895cm" svg:x2="23.283cm" svg:y2="13.895cm">
            <text:p/>
          </draw:line>
          <draw:custom-shape draw:name="Text Box 58" draw:style-name="gr12" draw:text-style-name="P1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8"><text:span text:style-name="T31">Kurzes Quantum </text:span><text:span text:style-name="T32">→</text:span><text:span text:style-name="T33"> hoher Overhead</text:span></text:p>
                      </text:list-item>
                      <text:list-item>
                        <text:p text:style-name="P38"><text:span text:style-name="T31">Beispiel: Quantum 10 ms, Kontextwechsel: 1 ms </text:span><text:span text:style-name="T32">→</text:span><text:span text:style-name="T31"> 10 % Overhead</text:span></text:p>
                      </text:list-item>
                      <text:list-item>
                        <text:p text:style-name="P38"><text:span text:style-name="T31">Statische und/oder dynamische Festlegung möglich</text:span></text:p>
                      </text:list-item>
                      <text:list-item>
                        <text:p text:style-name="P38"><text:span text:style-name="T31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31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9911B49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9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1"><text:span text:style-name="T24">Statische Festlegung zum Start des Prozesses</text:span></text:p>
                      </text:list-item>
                      <text:list-item>
                        <text:p text:style-name="P41"><text:span text:style-name="T24">Zusätzlich adaptive (dynamisch) Festlegung möglich</text:span></text:p>
                      </text:list-item>
                      <text:list-item>
                        <text:p text:style-name="P41"><text:span text:style-name="T34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39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31">Initiale Festlegung des Quantums zum Prozessstartzeitpunkt</text:span></text:p>
                  </text:list-item>
                  <text:list-item>
                    <text:p text:style-name="P43"><text:span text:style-name="T31">Dynamische Anpassung je nach Prozesstyp</text:span></text:p>
                  </text:list-item>
                  <text:list-item>
                    <text:p text:style-name="P43"><text:span text:style-name="T31">Rechenintensive Prozesse </text:span><text:span text:style-name="T32">→</text:span><text:span text:style-name="T31"> kürzeres Quantum</text:span></text:p>
                  </text:list-item>
                  <text:list-item>
                    <text:p text:style-name="P43"><text:span text:style-name="T31">I/O-intensive Prozesse </text:span><text:span text:style-name="T32">→</text:span><text:span text:style-name="T31"> längeres Quantum und/oder höhere Priorität</text:span></text:p>
                  </text:list-item>
                  <text:list-item>
                    <text:p text:style-name="P43"><text:span text:style-name="T31">Prozess-Prioritäten werden statisch voreingestellt und unterliegen einer dynamischen Veränderung</text:span></text:p>
                  </text:list-item>
                  <text:list-item>
                    <text:p text:style-name="P43"><text:span text:style-name="T31">In Kombination mit Multilevel-Feedback-Scheduling </text:span></text:p>
                  </text:list-item>
                </text:list>
              </text:list-item>
              <text:list-item>
                <text:p text:style-name="P39"><text:span text:style-name="T22">Voraussetzungen</text:span></text:p>
                <text:list>
                  <text:list-item>
                    <text:p text:style-name="P43"><text:span text:style-name="T31">Verwaltung der Prozessdaten </text:span><text:span text:style-name="T35">Quantum</text:span><text:span text:style-name="T31"> und </text:span><text:span text:style-name="T35">Priorität</text:span><text:span text:style-name="T31"> und eine zyklische Anpassung dieser erforderlich</text:span></text:p>
                  </text:list-item>
                  <text:list-item>
                    <text:p text:style-name="P43"><text:span text:style-name="T31">Das Quantum der aktiven Prozesse wird </text:span><text:span text:style-name="T35">taktorientiert</text:span><text:span text:style-name="T31"> herunter gerechnet, Quantums-Neuberechnung bei vorgegebenen Ereignissen</text:span></text:p>
                  </text:list-item>
                  <text:list-item>
                    <text:p text:style-name="P43"><text:span text:style-name="T31">Ebenso ist eine Neuberechnung der Prozess-Prioritäten bei definierten Ereignissen notwendig</text:span></text:p>
                  </text:list-item>
                </text:list>
              </text:list-item>
            </text:list>
            <text:p text:style-name="P35"><text:span text:style-name="T24"/></text:p>
            <text:p text:style-name="P35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39"><text:span text:style-name="T22">Schnelle und berechenbare Reaktionen bei anstehenden Events gefordert</text:span></text:p>
              </text:list-item>
              <text:list-item>
                <text:p text:style-name="P39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Erstere müssen schnell reagieren</text:span></text:p>
                  </text:list-item>
                  <text:list-item>
                    <text:p text:style-name="P40"><text:span text:style-name="T21">Bei letzteren ist eine Verzögerung möglich</text:span></text:p>
                  </text:list-item>
                </text:list>
              </text:list-item>
              <text:list-item>
                <text:p text:style-name="P39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0"><text:span text:style-name="T21">Bei ersteren ist die Scheduling-Entscheidung bereits vor dem Start des Systems bekannt</text:span></text:p>
                  </text:list-item>
                  <text:list-item>
                    <text:p text:style-name="P40"><text:span text:style-name="T21">Letztere treffen ihre Scheduling-Entscheidungen zur Laufzeit</text:span></text:p>
                  </text:list-item>
                </text:list>
              </text:list-item>
            </text:list>
            <text:p text:style-name="P35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44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45"><text:span text:style-name="T17">Durchsatz, Fairness, CPU-Auslastung, ...</text:span></text:p>
                </text:list-item>
              </text:list>
            </text:list-item>
            <text:list-item>
              <text:p text:style-name="P44"><text:span text:style-name="T5">Scheduling-Algorithmen: </text:span></text:p>
              <text:list>
                <text:list-item>
                  <text:p text:style-name="P45"><text:span text:style-name="T17">FCFS, RR, SJF, Prioritäten,...</text:span></text:p>
                </text:list-item>
              </text:list>
            </text:list-item>
            <text:list-item>
              <text:p text:style-name="P44"><text:span text:style-name="T5">SJF ist der optimale Algorithmus (Theorie)</text:span></text:p>
            </text:list-item>
            <text:list-item>
              <text:p text:style-name="P44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45"><text:span text:style-name="T17">Prioritäten und Quanten sind entscheidende Parameter</text:span></text:p>
                </text:list-item>
              </text:list>
            </text:list-item>
            <text:list-item>
              <text:p text:style-name="P44"><text:span text:style-name="T5">CPU-Scheduling ist meist ein komplexes Verfahren, aber es gibt auch einfache Ansätze </text:span><text:span text:style-name="T36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7-04-29">29.04.17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15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15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37"><text:span text:style-name="T21">5 Aufträge A – E treffen im System fast gleichzeitig ein</text:span></text:p>
              </text:list-item>
              <text:list-item>
                <text:p text:style-name="P37"><text:span text:style-name="T21">Geschätzte Ausführungszeiten in Millisekunden: A=10, B=6, C=4, D=2, E=8</text:span></text:p>
              </text:list-item>
              <text:list-item>
                <text:p text:style-name="P37"><text:span text:style-name="T21">Prioritäten: A=3, B=5, C=2, D=1, E=4 (5 ist höchste)</text:span></text:p>
              </text:list-item>
              <text:list-item>
                <text:p text:style-name="P37"><text:span text:style-name="T21">Der Rechner verfügt über eine CPU (einen Rechnerkern)</text:span></text:p>
              </text:list-item>
              <text:list-item>
                <text:p text:style-name="P37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4">A) Priority Scheduling (nicht verdrängend)</text:span></text:p>
                  </text:list-item>
                  <text:list-item>
                    <text:p text:style-name="P46"><text:span text:style-name="T24">B) FCFS (Reihenfolge-Annahme: A, B, D, C, E) (nicht verdrängend)</text:span></text:p>
                  </text:list-item>
                  <text:list-item>
                    <text:p text:style-name="P46"><text:span text:style-name="T24">C) Shortest Job First (nicht verdrängend)</text:span></text:p>
                  </text:list-item>
                  <text:list-item>
                    <text:p text:style-name="P46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37"><text:span text:style-name="T21">Prozesswechselzeit wird vernachlässigt </text:span></text:p>
              </text:list-item>
              <text:list-item>
                <text:p text:style-name="P37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9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>
                <text:p text:style-name="P48"><text:span text:style-name="T39">A</text:span></text:p>
              </table:table-cell>
              <table:table-cell>
                <text:p text:style-name="P48"><text:span text:style-name="T39">C</text:span></text:p>
              </table:table-cell>
              <table:table-cell table:style-name="ce3">
                <text:p text:style-name="P48"><text:span text:style-name="T39">D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6</text:span></text:p>
              </table:table-cell>
              <table:table-cell>
                <text:p text:style-name="P48"><text:span text:style-name="T39">14</text:span></text:p>
              </table:table-cell>
              <table:table-cell>
                <text:p text:style-name="P48"><text:span text:style-name="T39">24</text:span></text:p>
              </table:table-cell>
              <table:table-cell>
                <text:p text:style-name="P48"><text:span text:style-name="T39">28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0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0"><text:span text:style-name="T17">Summe: 102</text:span></text:p>
            </text:list-item>
            <text:list-item>
              <text:p text:style-name="P40"><text:span text:style-name="T17">Mittlere Verweilzeit = 102 / 5 = </text:span><text:span text:style-name="T37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A0EE2C0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A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 table:style-name="ce3">
                <text:p text:style-name="P48"><text:span text:style-name="T39">E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10</text:span></text:p>
              </table:table-cell>
              <table:table-cell>
                <text:p text:style-name="P48"><text:span text:style-name="T39">16</text:span></text:p>
              </table:table-cell>
              <table:table-cell>
                <text:p text:style-name="P48"><text:span text:style-name="T39">18</text:span></text:p>
              </table:table-cell>
              <table:table-cell>
                <text:p text:style-name="P48"><text:span text:style-name="T39">22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0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96</text:span></text:p>
            </text:list-item>
            <text:list-item>
              <text:p text:style-name="P40"><text:span text:style-name="T17">Mittlere Verweilzeit = 96 / 5 = </text:span><text:span text:style-name="T37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0.001cm" svg:x="0cm" svg:y="7.19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8EC802C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 table:style-name="ce3">
                <text:p text:style-name="P48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2</text:span></text:p>
              </table:table-cell>
              <table:table-cell>
                <text:p text:style-name="P48"><text:span text:style-name="T39">6</text:span></text:p>
              </table:table-cell>
              <table:table-cell>
                <text:p text:style-name="P48"><text:span text:style-name="T39">12</text:span></text:p>
              </table:table-cell>
              <table:table-cell>
                <text:p text:style-name="P48"><text:span text:style-name="T39">20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0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70</text:span></text:p>
            </text:list-item>
            <text:list-item>
              <text:p text:style-name="P40"><text:span text:style-name="T17">Mittlere Verweilzeit = 70 / 5 = </text:span><text:span text:style-name="T37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5A0708B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 table:style-name="ce3">
                <text:p text:style-name="P48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10</text:span></text:p>
              </table:table-cell>
              <table:table-cell>
                <text:p text:style-name="P48"><text:span text:style-name="T39">18</text:span></text:p>
              </table:table-cell>
              <table:table-cell>
                <text:p text:style-name="P48"><text:span text:style-name="T39">20</text:span></text:p>
              </table:table-cell>
              <table:table-cell>
                <text:p text:style-name="P48"><text:span text:style-name="T39">26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0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104</text:span></text:p>
            </text:list-item>
            <text:list-item>
              <text:p text:style-name="P40"><text:span text:style-name="T17">Mittlere Verweilzeit = 104 / 5 = </text:span><text:span text:style-name="T37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635FEAC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52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39"><text:span text:style-name="T19">Shortest-Job-First ist am besten, wenn man nur die Verweilzeit (Durchlaufzeit) betrachtet</text:span></text:p>
              </text:list-item>
              <text:list-item>
                <text:p text:style-name="P39"><text:span text:style-name="T19">Beweis: a, b, c, d, e sind die Ausführungszeiten der Jobs A, B, C, D, E:</text:span></text:p>
              </text:list-item>
            </text:list>
            <text:p text:style-name="P49"><text:span text:style-name="T40">V</text:span><text:span text:style-name="T41">all</text:span><text:span text:style-name="T40"> = a + (a+b) + (a+b+c) + (a+b+c+d) + (a+b+c+d+e) = 5a + 4b + 3c +2d + e</text:span></text:p>
            <text:p text:style-name="P49"><text:span text:style-name="T40">Die durchschnittliche Verweilzeit ergibt sich dann aus</text:span></text:p>
            <text:p text:style-name="P49"><text:span text:style-name="T40">V</text:span><text:span text:style-name="T41">avg </text:span><text:span text:style-name="T40">= (5a + 4b + 3c +2d + e) / 5</text:span></text:p>
            <text:p text:style-name="P49"><text:span text:style-name="T26">→</text:span><text:span text:style-name="T40"> </text:span><text:span text:style-name="T40">Job A trägt am meisten zu V</text:span><text:span text:style-name="T41">all</text:span><text:span text:style-name="T40"> und V</text:span><text:span text:style-name="T41">avg </text:span><text:span text:style-name="T40">bei und sollte daher am kürzesten sein</text:span></text:p>
            <text:list text:style-name="L12">
              <text:list-item>
                <text:p text:style-name="P50"><text:span text:style-name="T19">SJF ist aber schwer zu realisieren, da die benötigte Prozessorzeit initial nicht bekannt ist</text:span></text:p>
              </text:list-item>
            </text:list>
            <text:p text:style-name="P51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3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3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3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ce10">
              <table:table-cell>
                <text:p text:style-name="P54"><text:span text:style-name="T42">Thread</text:span></text:p>
              </table:table-cell>
              <table:table-cell>
                <text:p text:style-name="P55"><text:span text:style-name="T42">A</text:span></text:p>
              </table:table-cell>
              <table:table-cell>
                <text:p text:style-name="P55"><text:span text:style-name="T42">B</text:span></text:p>
              </table:table-cell>
              <table:table-cell>
                <text:p text:style-name="P55"><text:span text:style-name="T42">C</text:span></text:p>
              </table:table-cell>
              <table:table-cell>
                <text:p text:style-name="P55"><text:span text:style-name="T42">D</text:span></text:p>
              </table:table-cell>
              <table:table-cell>
                <text:p text:style-name="P55"><text:span text:style-name="T42">E</text:span></text:p>
              </table:table-cell>
              <table:table-cell>
                <text:p text:style-name="P55"><text:span text:style-name="T42">F</text:span></text:p>
              </table:table-cell>
              <table:table-cell>
                <text:p text:style-name="P55"><text:span text:style-name="T42">G</text:span></text:p>
              </table:table-cell>
            </table:table-row>
            <table:table-row table:style-name="ro5" table:default-cell-style-name="ce10">
              <table:table-cell>
                <text:p text:style-name="P54"><text:span text:style-name="T42">Priorität</text:span></text:p>
              </table:table-cell>
              <table:table-cell>
                <text:p text:style-name="P56"><text:span text:style-name="T42">2</text:span></text:p>
              </table:table-cell>
              <table:table-cell>
                <text:p text:style-name="P56"><text:span text:style-name="T42">1</text:span></text:p>
              </table:table-cell>
              <table:table-cell>
                <text:p text:style-name="P56"><text:span text:style-name="T42">3</text:span></text:p>
              </table:table-cell>
              <table:table-cell>
                <text:p text:style-name="P56"><text:span text:style-name="T42">1</text:span></text:p>
              </table:table-cell>
              <table:table-cell>
                <text:p text:style-name="P56"><text:span text:style-name="T42">2</text:span></text:p>
              </table:table-cell>
              <table:table-cell>
                <text:p text:style-name="P56"><text:span text:style-name="T42">3</text:span></text:p>
              </table:table-cell>
              <table:table-cell>
                <text:p text:style-name="P56"><text:span text:style-name="T42">3</text:span></text:p>
              </table:table-cell>
            </table:table-row>
            <table:table-row table:style-name="ro6" table:default-cell-style-name="ce10">
              <table:table-cell>
                <text:p text:style-name="P54"><text:span text:style-name="T42">Restlaufzeit in ms</text:span></text:p>
              </table:table-cell>
              <table:table-cell>
                <text:p text:style-name="P56"><text:span text:style-name="T42">3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3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-0.07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14E0000278500000FCD1AAA7F3A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3"><text:span text:style-name="T21">Die reine Threadwechselzeit (Kontextwechsel) wird für die Berechnung vernachlässigt</text:span></text:p>
              </text:list-item>
              <text:list-item>
                <text:p text:style-name="P53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3"><text:span text:style-name="T21">Tragen Sie die Scheduling-Reihenfolge durch Markierungen der Kästchen in die Tabelle ein</text:span></text:p>
              </text:list-item>
              <text:list-item>
                <text:p text:style-name="P53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2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7"><text:span text:style-name="T43">Thread</text:span></text:p>
              </table:table-cell>
              <table:table-cell table:style-name="ce12" table:number-columns-spanned="16">
                <text:p text:style-name="P58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9"><text:span text:style-name="T45">A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2">
              <table:table-cell>
                <text:p text:style-name="P59"><text:span text:style-name="T45">B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C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D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E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F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9" table:default-cell-style-name="ce12">
              <table:table-cell>
                <text:p text:style-name="P59"><text:span text:style-name="T45">G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7" draw:text-style-name="P25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60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3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3"><text:span text:style-name="T21">Die reine Threadwechselzeit (Kontextwechsel) wird für die Berechnung wieder vernachlässigt</text:span></text:p>
              </text:list-item>
              <text:list-item>
                <text:p text:style-name="P53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3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3"><text:span text:style-name="T21">Tragen Sie die Scheduling-Reihenfolge durch Markierungen der Kästchen in die Tabelle ein</text:span></text:p>
              </text:list-item>
              <text:list-item>
                <text:p text:style-name="P53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13">
              <table:table-cell table:style-name="ce11">
                <text:p text:style-name="P57"><text:span text:style-name="T43">Thread</text:span></text:p>
              </table:table-cell>
              <table:table-cell table:style-name="ce12" table:number-columns-spanned="16">
                <text:p text:style-name="P58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9"><text:span text:style-name="T45">A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B</text:span></text:p>
              </table:table-cell>
              <table:table-cell>
                <text:p text:style-name="P59"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C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D</text:span></text:p>
              </table:table-cell>
              <table:table-cell>
                <text:p text:style-name="P59"><text:span text:style-name="T46">x</text:span></text:p>
              </table:table-cell>
              <table:table-cell/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E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F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10" table:default-cell-style-name="ce12">
              <table:table-cell>
                <text:p text:style-name="P59"><text:span text:style-name="T45">G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7" draw:text-style-name="P25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60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1"><text:span text:style-name="T9">Einführung in Computersysteme</text:span></text:p>
            </text:list-item>
            <text:list-item>
              <text:p text:style-name="P61"><text:span text:style-name="T9">Entwicklung von Betriebssystemen</text:span></text:p>
            </text:list-item>
            <text:list-item>
              <text:p text:style-name="P61"><text:span text:style-name="T9">Architekturansätze</text:span></text:p>
            </text:list-item>
            <text:list-item>
              <text:p text:style-name="P61"><text:span text:style-name="T10">Interruptverarbeitung in Betriebssystemen</text:span></text:p>
            </text:list-item>
            <text:list-item>
              <text:p text:style-name="P61"><text:span text:style-name="T10">Prozesse und Threads</text:span></text:p>
            </text:list-item>
            <text:list-item>
              <text:p text:style-name="P61"><text:span text:style-name="T9">CPU-Scheduling (es folgen Fallbeispiele)</text:span></text:p>
            </text:list-item>
          </text:list>
          <text:list text:style-name="L14">
            <text:list-item>
              <text:p text:style-name="P61"><text:span text:style-name="T10">Synchronisation und Kommunikation</text:span></text:p>
            </text:list-item>
          </text:list>
          <text:list text:style-name="L15">
            <text:list-item>
              <text:p text:style-name="P61"><text:span text:style-name="T10">Speicherverwaltung </text:span></text:p>
            </text:list-item>
            <text:list-item>
              <text:p text:style-name="P61"><text:span text:style-name="T10">Geräte- und Dateiverwaltung</text:span></text:p>
            </text:list-item>
            <text:list-item>
              <text:p text:style-name="P61"><text:span text:style-name="T10">Betriebssystemvirtualisierung</text:span></text:p>
            </text:list-item>
          </text:list>
          <text:p text:style-name="P61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7-04-29">29.04.17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5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15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15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59</meta:editing-cycles>
    <meta:print-date>1999-04-08T16:15:23</meta:print-date>
    <meta:creation-date>1997-06-07T14:48:20</meta:creation-date>
    <dc:date>2017-04-29T18:35:26.513189376</dc:date>
    <meta:editing-duration>PT22H53M35S</meta:editing-duration>
    <meta:generator>LibreOffice/4.3.3.2$Linux_X86_64 LibreOffice_project/430m0$Build-2</meta:generator>
    <meta:document-statistic meta:object-count="5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